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Length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9.2729999999999997" table:style-name="ce2">
            <text:p>9</text:p>
          </table:table-cell>
          <table:table-cell office:value-type="float" office:value="12.493" table:style-name="ce1">
            <text:p>12.493</text:p>
          </table:table-cell>
          <table:table-cell office:value-type="float" office:value="10.632999999999999" table:style-name="ce1">
            <text:p>10.633</text:p>
          </table:table-cell>
          <table:table-cell office:value-type="float" office:value="13.853" table:style-name="ce1">
            <text:p>13.853</text:p>
          </table:table-cell>
          <table:table-cell office:value-type="float" office:value="11.993" table:style-name="ce1">
            <text:p>11.993</text:p>
          </table:table-cell>
          <table:table-cell office:value-type="float" office:value="15.212999999999999" table:style-name="ce1">
            <text:p>15.213</text:p>
          </table:table-cell>
          <table:table-cell office:value-type="float" office:value="13.353" table:style-name="ce1">
            <text:p>13.353</text:p>
          </table:table-cell>
          <table:table-cell office:value-type="float" office:value="16.573" table:style-name="ce1">
            <text:p>16.573</text:p>
          </table:table-cell>
          <table:table-cell office:value-type="float" office:value="14.712999999999999" table:style-name="ce1">
            <text:p>14.713</text:p>
          </table:table-cell>
          <table:table-cell office:value-type="float" office:value="17.933" table:style-name="ce1">
            <text:p>17.933</text:p>
          </table:table-cell>
          <table:table-cell office:value-type="float" office:value="16.073" table:style-name="ce1">
            <text:p>16.073</text:p>
          </table:table-cell>
          <table:table-cell office:value-type="float" office:value="19.292999999999999" table:style-name="ce1">
            <text:p>19.293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.3157" table:style-name="ce1">
            <text:p>43.3157</text:p>
          </table:table-cell>
          <table:table-cell office:value-type="float" office:value="40.608899999999998" table:style-name="ce1">
            <text:p>40.6089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5.195300000000003" table:style-name="ce1">
            <text:p>35.1953</text:p>
          </table:table-cell>
          <table:table-cell office:value-type="float" office:value="32.488500000000002" table:style-name="ce1">
            <text:p>32.4885</text:p>
          </table:table-cell>
          <table:table-cell office:value-type="float" office:value="29.781700000000001" table:style-name="ce1">
            <text:p>29.7817</text:p>
          </table:table-cell>
          <table:table-cell office:value-type="float" office:value="27.0749" table:style-name="ce1">
            <text:p>27.0749</text:p>
          </table:table-cell>
          <table:table-cell office:value-type="float" office:value="24.368099999999998" table:style-name="ce1">
            <text:p>24.3681</text:p>
          </table:table-cell>
          <table:table-cell office:value-type="float" office:value="21.661200000000001" table:style-name="ce1">
            <text:p>21.6612</text:p>
          </table:table-cell>
          <table:table-cell office:value-type="float" office:value="18.9544" table:style-name="ce1">
            <text:p>18.9544</text:p>
          </table:table-cell>
          <table:table-cell office:value-type="float" office:value="16.247599999999998" table:style-name="ce1">
            <text:p>16.2476</text:p>
          </table:table-cell>
          <table:table-cell office:value-type="float" office:value="13.540800000000001" table:style-name="ce1">
            <text:p>13.5408</text:p>
          </table:table-cell>
          <table:table-cell office:value-type="float" office:value="10.834" table:style-name="ce1">
            <text:p>10.834</text:p>
          </table:table-cell>
          <table:table-cell office:value-type="float" office:value="8.1272000000000002" table:style-name="ce1">
            <text:p>8.1272</text:p>
          </table:table-cell>
          <table:table-cell office:value-type="float" office:value="5.4204999999999997" table:style-name="ce1">
            <text:p>5.4205</text:p>
          </table:table-cell>
          <table:table-cell office:value-type="float" office:value="2.7136999999999998" table:style-name="ce1">
            <text:p>2.7137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Total Length</text:p>
          </table:table-cell>
          <table:table-cell office:value-type="float" office:value="93.334199999999996" table:formula="of:=[.B2]+[.B3]+[.B4]+[.B5]" table:style-name="ce1">
            <text:p>93.3342</text:p>
          </table:table-cell>
          <table:table-cell office:value-type="float" office:value="53.8474" table:formula="of:=[.C2]+[.C3]+[.C4]+[.C5]" table:style-name="ce1">
            <text:p>53.8474</text:p>
          </table:table-cell>
          <table:table-cell office:value-type="float" office:value="89.280600000000007" table:formula="of:=[.D2]+[.D3]+[.D4]+[.D5]" table:style-name="ce1">
            <text:p>89.2806</text:p>
          </table:table-cell>
          <table:table-cell office:value-type="float" office:value="49.793799999999997" table:formula="of:=[.E2]+[.E3]+[.E4]+[.E5]" table:style-name="ce1">
            <text:p>49.7938</text:p>
          </table:table-cell>
          <table:table-cell office:value-type="float" office:value="85.227000000000004" table:formula="of:=[.F2]+[.F3]+[.F4]+[.F5]" table:style-name="ce2">
            <text:p>85</text:p>
          </table:table-cell>
          <table:table-cell office:value-type="float" office:value="45.740200000000002" table:formula="of:=[.G2]+[.G3]+[.G4]+[.G5]" table:style-name="ce1">
            <text:p>45.7402</text:p>
          </table:table-cell>
          <table:table-cell office:value-type="float" office:value="81.173400000000001" table:formula="of:=[.H2]+[.H3]+[.H4]+[.H5]" table:style-name="ce1">
            <text:p>81.1734</text:p>
          </table:table-cell>
          <table:table-cell office:value-type="float" office:value="41.686599999999999" table:formula="of:=[.I2]+[.I3]+[.I4]+[.I5]" table:style-name="ce1">
            <text:p>41.6866</text:p>
          </table:table-cell>
          <table:table-cell office:value-type="float" office:value="77.119700000000009" table:formula="of:=[.J2]+[.J3]+[.J4]+[.J5]" table:style-name="ce1">
            <text:p>77.1197</text:p>
          </table:table-cell>
          <table:table-cell office:value-type="float" office:value="37.632899999999999" table:formula="of:=[.K2]+[.K3]+[.K4]+[.K5]" table:style-name="ce1">
            <text:p>37.6329</text:p>
          </table:table-cell>
          <table:table-cell office:value-type="float" office:value="73.066100000000006" table:formula="of:=[.L2]+[.L3]+[.L4]+[.L5]" table:style-name="ce1">
            <text:p>73.0661</text:p>
          </table:table-cell>
          <table:table-cell office:value-type="float" office:value="33.579300000000003" table:formula="of:=[.M2]+[.M3]+[.M4]+[.M5]" table:style-name="ce1">
            <text:p>33.5793</text:p>
          </table:table-cell>
          <table:table-cell office:value-type="float" office:value="69.012500000000003" table:formula="of:=[.N2]+[.N3]+[.N4]+[.N5]" table:style-name="ce1">
            <text:p>69.0125</text:p>
          </table:table-cell>
          <table:table-cell office:value-type="float" office:value="29.525700000000001" table:formula="of:=[.O2]+[.O3]+[.O4]+[.O5]" table:style-name="ce1">
            <text:p>29.5257</text:p>
          </table:table-cell>
          <table:table-cell office:value-type="float" office:value="64.959000000000003" table:formula="of:=[.P2]+[.P3]+[.P4]+[.P5]" table:style-name="ce1">
            <text:p>64.959</text:p>
          </table:table-cell>
          <table:table-cell office:value-type="float" office:value="25.472199999999997" table:formula="of:=[.Q2]+[.Q3]+[.Q4]+[.Q5]" table:style-name="ce1">
            <text:p>25.47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ormal</text:p>
          </table:table-cell>
          <table:table-cell office:value-type="float" office:value="1" table:formula="of:=[.B6]/[.B6]" table:style-name="ce1">
            <text:p>1</text:p>
          </table:table-cell>
          <table:table-cell office:value-type="float" office:value="1.7333093148415708" table:formula="of:=[.B6]/[.C6]" table:style-name="ce1">
            <text:p>1.733309315</text:p>
          </table:table-cell>
          <table:table-cell office:value-type="float" office:value="1.0454029206792963" table:formula="of:=[.B6]/[.D6]" table:style-name="ce1">
            <text:p>1.045402921</text:p>
          </table:table-cell>
          <table:table-cell office:value-type="float" office:value="1.874414083681101" table:formula="of:=[.B6]/[.E6]" table:style-name="ce1">
            <text:p>1.874414084</text:p>
          </table:table-cell>
          <table:table-cell office:value-type="float" office:value="1.0951247843993099" table:formula="of:=[.B6]/[.F6]" table:style-name="ce1">
            <text:p>1.095124784</text:p>
          </table:table-cell>
          <table:table-cell office:value-type="float" office:value="2.0405289001797104" table:formula="of:=[.B6]/[.G6]" table:style-name="ce1">
            <text:p>2.0405289</text:p>
          </table:table-cell>
          <table:table-cell office:value-type="float" office:value="1.1498126233470569" table:formula="of:=[.B6]/[.H6]" table:style-name="ce1">
            <text:p>1.149812623</text:p>
          </table:table-cell>
          <table:table-cell office:value-type="float" office:value="2.2389496864699927" table:formula="of:=[.B6]/[.I6]" table:style-name="ce1">
            <text:p>2.238949686</text:p>
          </table:table-cell>
          <table:table-cell office:value-type="float" office:value="1.2102510772215138" table:formula="of:=[.B6]/[.J6]" table:style-name="ce1">
            <text:p>1.210251077</text:p>
          </table:table-cell>
          <table:table-cell office:value-type="float" office:value="2.4801224460511944" table:formula="of:=[.B6]/[.K6]" table:style-name="ce1">
            <text:p>2.480122446</text:p>
          </table:table-cell>
          <table:table-cell office:value-type="float" office:value="1.2773940308843634" table:formula="of:=[.B6]/[.L6]" table:style-name="ce1">
            <text:p>1.277394031</text:p>
          </table:table-cell>
          <table:table-cell office:value-type="float" office:value="2.7795159517917285" table:formula="of:=[.B6]/[.M6]" table:style-name="ce1">
            <text:p>2.779515952</text:p>
          </table:table-cell>
          <table:table-cell office:value-type="float" office:value="1.3524245607679768" table:formula="of:=[.B6]/[.N6]" table:style-name="ce1">
            <text:p>1.352424561</text:p>
          </table:table-cell>
          <table:table-cell office:value-type="float" office:value="3.1611172639429377" table:formula="of:=[.B6]/[.O6]" table:style-name="ce1">
            <text:p>3.161117264</text:p>
          </table:table-cell>
          <table:table-cell office:value-type="float" office:value="1.4368170692282822" table:formula="of:=[.B6]/[.P6]" table:style-name="ce1">
            <text:p>1.436817069</text:p>
          </table:table-cell>
          <table:table-cell office:value-type="float" office:value="3.6641593580452416" table:formula="of:=[.B6]/[.Q6]" table:style-name="ce1">
            <text:p>3.66415935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Width</text:p>
          </table:table-cell>
          <table:table-cell office:value-type="float" office:value="0.1" table:formula="of:=0.1*[.B7]" table:style-name="ce1">
            <text:p>0.1</text:p>
          </table:table-cell>
          <table:table-cell office:value-type="float" office:value="0.1733309314841571" table:formula="of:=[.C7]*[.B8]" table:style-name="ce1">
            <text:p>0.173330931</text:p>
          </table:table-cell>
          <table:table-cell office:value-type="float" office:value="0.10454029206792964" table:formula="of:=[.D7]*[.B8]" table:style-name="ce1">
            <text:p>0.104540292</text:p>
          </table:table-cell>
          <table:table-cell office:value-type="float" office:value="0.1874414083681101" table:formula="of:=[.E7]*[.B8]" table:style-name="ce1">
            <text:p>0.187441408</text:p>
          </table:table-cell>
          <table:table-cell office:value-type="float" office:value="0.109512478439931" table:formula="of:=[.F7]*[.B8]" table:style-name="ce1">
            <text:p>0.109512478</text:p>
          </table:table-cell>
          <table:table-cell office:value-type="float" office:value="0.20405289001797106" table:formula="of:=[.G7]*[.B8]" table:style-name="ce1">
            <text:p>0.20405289</text:p>
          </table:table-cell>
          <table:table-cell office:value-type="float" office:value="0.11498126233470569" table:formula="of:=[.H7]*[.B8]" table:style-name="ce1">
            <text:p>0.114981262</text:p>
          </table:table-cell>
          <table:table-cell office:value-type="float" office:value="0.22389496864699929" table:formula="of:=[.I7]*[.B8]" table:style-name="ce1">
            <text:p>0.223894969</text:p>
          </table:table-cell>
          <table:table-cell office:value-type="float" office:value="0.12102510772215139" table:formula="of:=[.J7]*[.B8]" table:style-name="ce1">
            <text:p>0.121025108</text:p>
          </table:table-cell>
          <table:table-cell office:value-type="float" office:value="0.24801224460511945" table:formula="of:=[.K7]*[.B8]" table:style-name="ce1">
            <text:p>0.248012245</text:p>
          </table:table-cell>
          <table:table-cell office:value-type="float" office:value="0.12773940308843634" table:formula="of:=[.L7]*[.B8]" table:style-name="ce1">
            <text:p>0.127739403</text:p>
          </table:table-cell>
          <table:table-cell office:value-type="float" office:value="0.27795159517917284" table:formula="of:=[.M7]*[.B8]" table:style-name="ce1">
            <text:p>0.277951595</text:p>
          </table:table-cell>
          <table:table-cell office:value-type="float" office:value="0.13524245607679769" table:formula="of:=[.N7]*[.B8]" table:style-name="ce1">
            <text:p>0.135242456</text:p>
          </table:table-cell>
          <table:table-cell office:value-type="float" office:value="0.3161117263942938" table:formula="of:=[.O7]*[.B8]" table:style-name="ce1">
            <text:p>0.316111726</text:p>
          </table:table-cell>
          <table:table-cell office:value-type="float" office:value="0.14368170692282822" table:formula="of:=[.P7]*[.B8]" table:style-name="ce1">
            <text:p>0.143681707</text:p>
          </table:table-cell>
          <table:table-cell office:value-type="float" office:value="0.3664159358045242" table:formula="of:=[.Q7]*[.B8]" table:style-name="ce1">
            <text:p>0.366415936</text:p>
          </table:table-cell>
          <table:table-cell table:number-columns-repeated="16367"/>
        </table:table-row>
        <table:table-row table:style-name="ro1">
          <table:table-cell table:number-columns-repeated="17" table:style-name="ce3"/>
          <table:table-cell table:number-columns-repeated="16367"/>
        </table:table-row>
        <table:table-row table:style-name="ro1">
          <table:table-cell office:value-type="string" table:style-name="ce1">
            <text:p>Lengths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.297999999999998" table:style-name="ce1">
            <text:p>19.298</text:p>
          </table:table-cell>
          <table:table-cell office:value-type="float" office:value="16.077999999999999" table:style-name="ce1">
            <text:p>16.078</text:p>
          </table:table-cell>
          <table:table-cell office:value-type="float" office:value="17.937999999999999" table:style-name="ce1">
            <text:p>17.938</text:p>
          </table:table-cell>
          <table:table-cell office:value-type="float" office:value="14.718" table:style-name="ce1">
            <text:p>14.718</text:p>
          </table:table-cell>
          <table:table-cell office:value-type="float" office:value="16.577999999999999" table:style-name="ce1">
            <text:p>16.578</text:p>
          </table:table-cell>
          <table:table-cell office:value-type="float" office:value="13.358000000000001" table:style-name="ce1">
            <text:p>13.358</text:p>
          </table:table-cell>
          <table:table-cell office:value-type="float" office:value="15.218" table:style-name="ce1">
            <text:p>15.218</text:p>
          </table:table-cell>
          <table:table-cell office:value-type="float" office:value="11.997999999999999" table:style-name="ce1">
            <text:p>11.998</text:p>
          </table:table-cell>
          <table:table-cell office:value-type="float" office:value="13.858000000000001" table:style-name="ce1">
            <text:p>13.858</text:p>
          </table:table-cell>
          <table:table-cell office:value-type="float" office:value="10.635" table:style-name="ce1">
            <text:p>10.635</text:p>
          </table:table-cell>
          <table:table-cell office:value-type="float" office:value="12.494999999999999" table:style-name="ce1">
            <text:p>12.495</text:p>
          </table:table-cell>
          <table:table-cell office:value-type="float" office:value="9.2750000000000004" table:style-name="ce1">
            <text:p>9.275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6.5529999999999999" table:style-name="ce1">
            <text:p>6.553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2094999999999998" table:style-name="ce1">
            <text:p>3.2095</text:p>
          </table:table-cell>
          <table:table-cell office:value-type="float" office:value="5.4192" table:style-name="ce1">
            <text:p>5.4192</text:p>
          </table:table-cell>
          <table:table-cell office:value-type="float" office:value="5.6268000000000002" table:style-name="ce1">
            <text:p>5.6268</text:p>
          </table:table-cell>
          <table:table-cell office:value-type="float" office:value="10.832800000000001" table:style-name="ce1">
            <text:p>10.8328</text:p>
          </table:table-cell>
          <table:table-cell office:value-type="float" office:value="11.403" table:style-name="ce1">
            <text:p>11.403</text:p>
          </table:table-cell>
          <table:table-cell office:value-type="float" office:value="16.246400000000001" table:style-name="ce1">
            <text:p>16.2464</text:p>
          </table:table-cell>
          <table:table-cell office:value-type="float" office:value="16.453900000000001" table:style-name="ce1">
            <text:p>16.4539</text:p>
          </table:table-cell>
          <table:table-cell office:value-type="float" office:value="21.66" table:style-name="ce1">
            <text:p>21.66</text:p>
          </table:table-cell>
          <table:table-cell office:value-type="float" office:value="21.8675" table:style-name="ce1">
            <text:p>21.8675</text:p>
          </table:table-cell>
          <table:table-cell office:value-type="float" office:value="27.074400000000001" table:style-name="ce1">
            <text:p>27.0744</text:p>
          </table:table-cell>
          <table:table-cell office:value-type="float" office:value="27.2818" table:style-name="ce1">
            <text:p>27.2818</text:p>
          </table:table-cell>
          <table:table-cell office:value-type="float" office:value="32.488" table:style-name="ce1">
            <text:p>32.488</text:p>
          </table:table-cell>
          <table:table-cell office:value-type="float" office:value="32.695399999999999" table:style-name="ce1">
            <text:p>32.6954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8.109499999999997" table:style-name="ce1">
            <text:p>38.1095</text:p>
          </table:table-cell>
          <table:table-cell office:value-type="float" office:value="43.3157" table:style-name="ce1">
            <text:p>43.3157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Total Length</text:p>
          </table:table-cell>
          <table:table-cell office:value-type="float" office:value="22.507499999999997" table:formula="of:=[.B11]+[.B12]+[.B13]+[.B14]" table:style-name="ce1">
            <text:p>22.5075</text:p>
          </table:table-cell>
          <table:table-cell office:value-type="float" office:value="64.962699999999998" table:formula="of:=[.C11]+[.C12]+[.C13]+[.C14]" table:style-name="ce1">
            <text:p>64.9627</text:p>
          </table:table-cell>
          <table:table-cell office:value-type="float" office:value="26.766799999999996" table:formula="of:=[.D11]+[.D12]+[.D13]+[.D14]" table:style-name="ce1">
            <text:p>26.7668</text:p>
          </table:table-cell>
          <table:table-cell office:value-type="float" office:value="69.016300000000015" table:formula="of:=[.E11]+[.E12]+[.E13]+[.E14]" table:style-name="ce1">
            <text:p>69.0163</text:p>
          </table:table-cell>
          <table:table-cell office:value-type="float" office:value="31.183" table:formula="of:=[.F11]+[.F12]+[.F13]+[.F14]" table:style-name="ce1">
            <text:p>31.183</text:p>
          </table:table-cell>
          <table:table-cell office:value-type="float" office:value="73.069900000000004" table:formula="of:=[.G11]+[.G12]+[.G13]+[.G14]" table:style-name="ce1">
            <text:p>73.0699</text:p>
          </table:table-cell>
          <table:table-cell office:value-type="float" office:value="34.873899999999999" table:formula="of:=[.H11]+[.H12]+[.H13]+[.H14]" table:style-name="ce1">
            <text:p>34.8739</text:p>
          </table:table-cell>
          <table:table-cell office:value-type="float" office:value="77.123500000000007" table:formula="of:=[.I11]+[.I12]+[.I13]+[.I14]" table:style-name="ce1">
            <text:p>77.1235</text:p>
          </table:table-cell>
          <table:table-cell office:value-type="float" office:value="38.927499999999995" table:formula="of:=[.J11]+[.J12]+[.J13]+[.J14]" table:style-name="ce1">
            <text:p>38.9275</text:p>
          </table:table-cell>
          <table:table-cell office:value-type="float" office:value="81.174900000000008" table:formula="of:=[.K11]+[.K12]+[.K13]+[.K14]" table:style-name="ce1">
            <text:p>81.1749</text:p>
          </table:table-cell>
          <table:table-cell office:value-type="float" office:value="42.9788" table:formula="of:=[.L11]+[.L12]+[.L13]+[.L14]" table:style-name="ce1">
            <text:p>42.9788</text:p>
          </table:table-cell>
          <table:table-cell office:value-type="float" office:value="85.228500000000011" table:formula="of:=[.M11]+[.M12]+[.M13]+[.M14]" table:style-name="ce1">
            <text:p>85.2285</text:p>
          </table:table-cell>
          <table:table-cell office:value-type="float" office:value="47.0304" table:formula="of:=[.N11]+[.N12]+[.N13]+[.N14]" table:style-name="ce1">
            <text:p>47.0304</text:p>
          </table:table-cell>
          <table:table-cell office:value-type="float" office:value="89.280600000000007" table:formula="of:=[.O11]+[.O12]+[.O13]+[.O14]" table:style-name="ce1">
            <text:p>89.2806</text:p>
          </table:table-cell>
          <table:table-cell office:value-type="float" office:value="51.084499999999991" table:formula="of:=[.P11]+[.P12]+[.P13]+[.P14]" table:style-name="ce1">
            <text:p>51.0845</text:p>
          </table:table-cell>
          <table:table-cell office:value-type="float" office:value="93.334199999999996" table:formula="of:=[.Q11]+[.Q12]+[.Q13]+[.Q14]" table:style-name="ce1">
            <text:p>93.334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ormal</text:p>
          </table:table-cell>
          <table:table-cell office:value-type="float" office:value="4.1468043985338223" table:formula="of:=[.B6]/[.B15]" table:style-name="ce1">
            <text:p>4.146804399</text:p>
          </table:table-cell>
          <table:table-cell office:value-type="float" office:value="1.4367352342190209" table:formula="of:=[.B6]/[.C15]" table:style-name="ce1">
            <text:p>1.436735234</text:p>
          </table:table-cell>
          <table:table-cell office:value-type="float" office:value="3.4869390438901928" table:formula="of:=[.B6]/[.D15]" table:style-name="ce1">
            <text:p>3.486939044</text:p>
          </table:table-cell>
          <table:table-cell office:value-type="float" office:value="1.3523500970060691" table:formula="of:=[.B6]/[.E15]" table:style-name="ce1">
            <text:p>1.352350097</text:p>
          </table:table-cell>
          <table:table-cell office:value-type="float" office:value="2.9931116313375878" table:formula="of:=[.B6]/[.F15]" table:style-name="ce1">
            <text:p>2.993111631</text:p>
          </table:table-cell>
          <table:table-cell office:value-type="float" office:value="1.2773276000104008" table:formula="of:=[.B6]/[.G15]" table:style-name="ce1">
            <text:p>1.2773276</text:p>
          </table:table-cell>
          <table:table-cell office:value-type="float" office:value="2.6763338771975604" table:formula="of:=[.B6]/[.H15]" table:style-name="ce1">
            <text:p>2.676333877</text:p>
          </table:table-cell>
          <table:table-cell office:value-type="float" office:value="1.2101914461869596" table:formula="of:=[.B6]/[.I15]" table:style-name="ce1">
            <text:p>1.210191446</text:p>
          </table:table-cell>
          <table:table-cell office:value-type="float" office:value="2.3976417699569716" table:formula="of:=[.B6]/[.J15]" table:style-name="ce1">
            <text:p>2.39764177</text:p>
          </table:table-cell>
          <table:table-cell office:value-type="float" office:value="1.1497913763983694" table:formula="of:=[.B6]/[.K15]" table:style-name="ce1">
            <text:p>1.149791376</text:p>
          </table:table-cell>
          <table:table-cell office:value-type="float" office:value="2.1716334564948299" table:formula="of:=[.B6]/[.L15]" table:style-name="ce1">
            <text:p>2.171633456</text:p>
          </table:table-cell>
          <table:table-cell office:value-type="float" office:value="1.0951055104806489" table:formula="of:=[.B6]/[.M15]" table:style-name="ce1">
            <text:p>1.09510551</text:p>
          </table:table-cell>
          <table:table-cell office:value-type="float" office:value="1.9845504184527454" table:formula="of:=[.B6]/[.N15]" table:style-name="ce1">
            <text:p>1.984550418</text:p>
          </table:table-cell>
          <table:table-cell office:value-type="float" office:value="1.0454029206792963" table:formula="of:=[.B6]/[.O15]" table:style-name="ce1">
            <text:p>1.045402921</text:p>
          </table:table-cell>
          <table:table-cell office:value-type="float" office:value="1.8270551732913116" table:formula="of:=[.B6]/[.P15]" table:style-name="ce1">
            <text:p>1.827055173</text:p>
          </table:table-cell>
          <table:table-cell office:value-type="float" office:value="1" table:formula="of:=[.B6]/[.Q15]" table:style-name="ce1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Width</text:p>
          </table:table-cell>
          <table:table-cell office:value-type="float" office:value="0.41468043985338227" table:formula="of:=[.B8]*[.B16]" table:style-name="ce1">
            <text:p>0.41468044</text:p>
          </table:table-cell>
          <table:table-cell office:value-type="float" office:value="0.14367352342190209" table:formula="of:=[.B8]*[.C16]" table:style-name="ce1">
            <text:p>0.143673523</text:p>
          </table:table-cell>
          <table:table-cell office:value-type="float" office:value="0.34869390438901932" table:formula="of:=[.B8]*[.D16]" table:style-name="ce1">
            <text:p>0.348693904</text:p>
          </table:table-cell>
          <table:table-cell office:value-type="float" office:value="0.13523500970060692" table:formula="of:=[.B8]*[.E16]" table:style-name="ce1">
            <text:p>0.13523501</text:p>
          </table:table-cell>
          <table:table-cell office:value-type="float" office:value="0.29931116313375877" table:formula="of:=[.B8]*[.F16]" table:style-name="ce1">
            <text:p>0.299311163</text:p>
          </table:table-cell>
          <table:table-cell office:value-type="float" office:value="0.12773276000104009" table:formula="of:=[.B8]*[.G16]" table:style-name="ce1">
            <text:p>0.12773276</text:p>
          </table:table-cell>
          <table:table-cell office:value-type="float" office:value="0.26763338771975603" table:formula="of:=[.B8]*[.H16]" table:style-name="ce1">
            <text:p>0.267633388</text:p>
          </table:table-cell>
          <table:table-cell office:value-type="float" office:value="0.12101914461869596" table:formula="of:=[.B8]*[.I16]" table:style-name="ce1">
            <text:p>0.121019145</text:p>
          </table:table-cell>
          <table:table-cell office:value-type="float" office:value="0.23976417699569719" table:formula="of:=[.B8]*[.J16]" table:style-name="ce1">
            <text:p>0.239764177</text:p>
          </table:table-cell>
          <table:table-cell office:value-type="float" office:value="0.11497913763983694" table:formula="of:=[.B8]*[.K16]" table:style-name="ce1">
            <text:p>0.114979138</text:p>
          </table:table-cell>
          <table:table-cell office:value-type="float" office:value="0.217163345649483" table:formula="of:=[.B8]*[.L16]" table:style-name="ce1">
            <text:p>0.217163346</text:p>
          </table:table-cell>
          <table:table-cell office:value-type="float" office:value="0.1095105510480649" table:formula="of:=[.B8]*[.M16]" table:style-name="ce1">
            <text:p>0.109510551</text:p>
          </table:table-cell>
          <table:table-cell office:value-type="float" office:value="0.19845504184527454" table:formula="of:=[.B8]*[.N16]" table:style-name="ce1">
            <text:p>0.198455042</text:p>
          </table:table-cell>
          <table:table-cell office:value-type="float" office:value="0.10454029206792964" table:formula="of:=[.B8]*[.O16]" table:style-name="ce1">
            <text:p>0.104540292</text:p>
          </table:table-cell>
          <table:table-cell office:value-type="float" office:value="0.18270551732913118" table:formula="of:=[.B8]*[.P16]" table:style-name="ce1">
            <text:p>0.182705517</text:p>
          </table:table-cell>
          <table:table-cell office:value-type="float" office:value="0.1" table:formula="of:=[.B8]*[.Q16]" table:style-name="ce1">
            <text:p>0.1</text:p>
          </table:table-cell>
          <table:table-cell table:number-columns-repeated="1636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alf</dc:creator>
    <meta:creation-date>2023-07-11T14:12:49Z</meta:creation-date>
    <dc:date>2023-07-16T21:26:33Z</dc:date>
    <meta:editing-cycles>1</meta:editing-cycles>
    <meta:editing-duration>PT171S</meta:editing-duration>
  </office:meta>
</office:document-meta>
</file>